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1.pdf.</text:p>
      <text:p text:style-name="Standard"/>
      <text:p text:style-name="Standard">Except where otherwise noted, the content of this presentation is licensed under </text:p>
      <text:p text:style-name="Standard">the Creative Commons Attribution­-Share Alike 3.0 United States License (http://creativecommons.org/licenses/by­-sa/3.0/us/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
    </meta:initial-creator>
    <meta:creation-date>
    </meta:creation-date>
    <dc:date>
    </dc:date>
    <dc:creator>
    </dc:creator>
    <meta:editing-duration>
    </meta:editing-duration>
    <meta:editing-cycles>
    </meta:editing-cycles>
    <meta:generator>
    </meta:generator>
    <meta:document-statistic meta:table-count="0" meta:image-count="0" meta:object-count="0" meta:page-count="0" meta:paragraph-count="0" meta:word-count="0" meta:character-count="0"/>
  </office:meta>
</office:document-meta>
</file>